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Sun Feb 22 20:38:25 2015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Sun Feb 22 20:38:25 2015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layer1">
          <draw:path id="path6794-5-76" draw:style-name="style0" draw:fill-gradient-name="gradient0" draw:layer="layout" svg:x="56.802cm" svg:y="0.282cm" svg:width="12.201cm" svg:height="12.458cm" svg:viewBox="0.0 0.0 12201.326 12458.468" svg:d="M 125791.197 6795.205 C 125791.194 7200.218 125752.292 7605.221 125675.231 8002.517 C 125598.170 8399.813 125482.954 8789.381 125331.773 9163.819 C 125180.591 9538.256 124993.453 9897.545 124773.917 10234.854 C 124554.382 10572.164 124302.460 10887.478 124022.947 11174.803 C 123743.434 11462.129 123436.343 11721.451 123107.521 11947.841 C 122778.698 12174.231 122428.159 12367.677 122062.576 12524.503 C 121696.994 12681.328 121316.385 12801.525 120927.992 12882.809 C 120539.599 12964.094 120143.441 13006.461 119747.052 13009.108 C 119350.664 13011.755 118954.063 12974.681 118564.789 12898.592 C 118175.515 12822.504 117793.587 12707.404 117426.258 12555.484 C 117058.929 12403.563 116706.218 12214.828 116374.819 11992.869 C 116043.420 11770.909 115733.349 11515.736 115450.489 11232.199 C 115167.628 10948.662 114911.992 10636.776 114688.426 10302.469 C 114464.860 9968.161 114273.375 9611.448 114117.600 9239.109 C 113961.826 8866.770 113841.768 8478.822 113759.704 8082.638 C 113677.639 7686.454 113633.570 7282.053 113628.332 6877.118 C 113623.095 6472.183 113656.689 6066.734 113728.478 5668.475 C 113800.268 5270.216 113910.249 4879.167 114056.339 4502.756 C 114202.429 4126.346 114384.621 3764.594 114599.463 3424.373 C 114814.304 3084.153 115061.785 2765.482 115337.213 2474.416 C 115612.642 2183.349 115916.004 1919.903 116241.547 1689.083 C 116567.090 1458.264 116914.797 1260.083 117278.068 1098.309 C 117641.339 936.535 118020.158 811.176 118407.328 724.616 C 118794.498 638.056 119190.001 590.299 119586.320 582.255 C 119982.639 574.211 120379.755 605.880 120770.115 676.662 C 121160.474 747.443 121544.059 857.334 121913.570 1004.245 C 122283.082 1151.157 122638.502 1335.082 122973.065 1552.525 C 123307.628 1769.968 123621.319 2020.919 123908.166 2300.606 C 124195.013 2580.293 124455.002 2888.704 124683.185 3219.975 C 124911.368 3551.246 125107.734 3905.362 125268.547 4275.592 C 125429.360 4645.822 125554.612 5032.148 125641.922 5427.226 C 125729.232 5822.305 125778.595 6226.118 125789.073 6630.990 L 125791.197 6795.205 ">
            <!-- 34 nodes -->
          </draw:path>
          <draw:path id="path6794-5-7" draw:style-name="style1" draw:layer="layout" svg:x="52.065cm" svg:y="0.383cm" svg:width="12.171cm" svg:height="12.428cm" svg:viewBox="0.0 0.0 12171.428 12428.571" svg:d="M 116302.950 6981.583 C 116302.947 7386.596 116264.045 7791.599 116186.984 8188.895 C 116109.923 8586.190 115994.706 8975.759 115843.525 9350.196 C 115692.344 9724.634 115505.205 10083.922 115285.670 10421.232 C 115066.134 10758.541 114814.213 11073.855 114534.700 11361.181 C 114255.187 11648.506 113948.096 11907.829 113619.273 12134.219 C 113290.450 12360.609 112939.912 12554.055 112574.329 12710.880 C 112208.746 12867.706 111828.137 12987.903 111439.744 13069.187 C 111051.352 13150.471 110655.194 13192.839 110258.805 13195.486 C 109862.416 13198.133 109465.816 13161.058 109076.542 13084.970 C 108687.268 13008.881 108305.339 12893.782 107938.010 12741.861 C 107570.682 12589.940 107217.970 12401.206 106886.571 12179.246 C 106555.172 11957.287 106245.102 11702.113 105962.241 11418.577 C 105679.381 11135.040 105423.744 10823.154 105200.178 10488.846 C 104976.612 10154.539 104785.127 9797.826 104629.353 9425.487 C 104473.578 9053.147 104353.521 8665.200 104271.456 8269.016 C 104189.391 7872.832 104145.323 7468.431 104140.085 7063.496 C 104134.847 6658.561 104168.441 6253.112 104240.231 5854.853 C 104312.020 5456.594 104422.001 5065.544 104568.092 4689.134 C 104714.182 4312.724 104896.374 3950.971 105111.215 3610.751 C 105326.057 3270.531 105573.538 2951.859 105848.966 2660.793 C 106124.394 2369.727 106427.757 2106.280 106753.299 1875.461 C 107078.842 1644.642 107426.549 1446.461 107789.821 1284.687 C 108153.092 1122.913 108531.910 997.554 108919.081 910.993 C 109306.251 824.433 109701.754 776.677 110098.073 768.632 C 110494.392 760.588 110891.507 792.258 111281.867 863.039 C 111672.227 933.821 112055.812 1043.711 112425.323 1190.623 C 112794.834 1337.534 113150.254 1521.460 113484.818 1738.903 C 113819.381 1956.346 114133.072 2207.296 114419.919 2486.984 C 114706.766 2766.671 114966.755 3075.081 115194.938 3406.353 C 115423.121 3737.624 115619.487 4091.740 115780.300 4461.970 C 115941.112 4832.200 116066.365 5218.525 116153.674 5613.604 C 116240.984 6008.683 116290.347 6412.495 116300.826 6817.367 L 116302.950 6981.583 ">
            <!-- 34 nodes -->
          </draw:path>
          <draw:path id="path6794-5-5" draw:style-name="style1" draw:layer="layout" svg:x="47.314cm" svg:y="0.555cm" svg:width="12.171cm" svg:height="12.428cm" svg:viewBox="0.0 0.0 12171.428 12428.571" svg:d="M 106799.754 7324.439 C 106799.751 7729.453 106760.849 8134.456 106683.788 8531.751 C 106606.727 8929.047 106491.510 9318.616 106340.329 9693.053 C 106189.148 10067.491 106002.009 10426.779 105782.474 10764.088 C 105562.938 11101.398 105311.017 11416.712 105031.504 11704.038 C 104751.991 11991.363 104444.900 12250.686 104116.077 12477.076 C 103787.254 12703.465 103436.716 12896.912 103071.133 13053.737 C 102705.550 13210.563 102324.941 13330.759 101936.548 13412.044 C 101548.156 13493.328 101151.998 13535.696 100755.609 13538.343 C 100359.220 13540.989 99962.620 13503.915 99573.346 13427.827 C 99184.072 13351.738 98802.143 13236.639 98434.814 13084.718 C 98067.486 12932.797 97714.774 12744.063 97383.375 12522.103 C 97051.976 12300.144 96741.906 12044.970 96459.045 11761.433 C 96176.185 11477.897 95920.548 11166.011 95696.982 10831.703 C 95473.416 10497.395 95281.931 10140.682 95126.157 9768.343 C 94970.382 9396.004 94850.325 9008.057 94768.260 8611.873 C 94686.195 8215.689 94642.127 7811.287 94636.889 7406.352 C 94631.651 7001.417 94665.245 6595.969 94737.035 6197.710 C 94808.824 5799.451 94918.805 5408.401 95064.896 5031.991 C 95210.986 4655.580 95393.178 4293.828 95608.019 3953.608 C 95822.861 3613.387 96070.342 3294.716 96345.770 3003.650 C 96621.198 2712.584 96924.561 2449.137 97250.103 2218.318 C 97575.646 1987.498 97923.353 1789.318 98286.625 1627.544 C 98649.896 1465.770 99028.714 1340.410 99415.885 1253.850 C 99803.055 1167.290 100198.558 1119.533 100594.877 1111.489 C 100991.196 1103.445 101388.311 1135.114 101778.671 1205.896 C 102169.031 1276.678 102552.616 1386.568 102922.127 1533.480 C 103291.638 1680.391 103647.058 1864.317 103981.622 2081.760 C 104316.185 2299.203 104629.876 2550.153 104916.723 2829.840 C 105203.570 3109.528 105463.559 3417.938 105691.742 3749.209 C 105919.925 4080.481 106116.291 4434.597 106277.104 4804.826 C 106437.916 5175.056 106563.169 5561.382 106650.478 5956.461 C 106737.788 6351.540 106787.151 6755.352 106797.630 7160.224 L 106799.754 7324.439 ">
            <!-- 34 nodes -->
          </draw:path>
          <draw:path id="path6794-5-86" draw:style-name="style1" draw:layer="layout" svg:x="42.562cm" svg:y="0.555cm" svg:width="12.171cm" svg:height="12.428cm" svg:viewBox="0.0 0.0 12171.428 12428.571" svg:d="M 97296.558 7324.439 C 97296.555 7729.453 97257.653 8134.456 97180.592 8531.751 C 97103.531 8929.047 96988.314 9318.616 96837.133 9693.053 C 96685.952 10067.491 96498.813 10426.779 96279.278 10764.088 C 96059.742 11101.398 95807.821 11416.712 95528.308 11704.038 C 95248.795 11991.363 94941.704 12250.686 94612.881 12477.076 C 94284.058 12703.465 93933.520 12896.912 93567.937 13053.737 C 93202.354 13210.563 92821.745 13330.759 92433.352 13412.044 C 92044.960 13493.328 91648.802 13535.696 91252.413 13538.343 C 90856.024 13540.989 90459.424 13503.915 90070.150 13427.827 C 89680.876 13351.738 89298.947 13236.639 88931.618 13084.718 C 88564.290 12932.797 88211.578 12744.063 87880.179 12522.103 C 87548.780 12300.144 87238.710 12044.970 86955.849 11761.433 C 86672.989 11477.897 86417.352 11166.011 86193.786 10831.703 C 85970.220 10497.395 85778.735 10140.682 85622.961 9768.343 C 85467.186 9396.004 85347.129 9008.057 85265.064 8611.873 C 85182.999 8215.689 85138.931 7811.287 85133.693 7406.352 C 85128.455 7001.417 85162.049 6595.969 85233.839 6197.710 C 85305.628 5799.451 85415.609 5408.401 85561.700 5031.991 C 85707.790 4655.580 85889.982 4293.828 86104.823 3953.608 C 86319.665 3613.387 86567.146 3294.716 86842.574 3003.650 C 87118.002 2712.584 87421.365 2449.137 87746.907 2218.318 C 88072.450 1987.498 88420.157 1789.318 88783.429 1627.544 C 89146.700 1465.770 89525.518 1340.410 89912.689 1253.850 C 90299.859 1167.290 90695.362 1119.533 91091.681 1111.489 C 91488.000 1103.445 91885.115 1135.114 92275.475 1205.896 C 92665.835 1276.678 93049.420 1386.568 93418.931 1533.480 C 93788.442 1680.391 94143.862 1864.317 94478.426 2081.760 C 94812.989 2299.203 95126.680 2550.153 95413.527 2829.840 C 95700.374 3109.528 95960.363 3417.938 96188.546 3749.209 C 96416.729 4080.481 96613.095 4434.597 96773.908 4804.826 C 96934.720 5175.056 97059.973 5561.382 97147.282 5956.461 C 97234.592 6351.540 97283.955 6755.352 97294.434 7160.224 L 97296.558 7324.439 ">
            <!-- 34 nodes -->
          </draw:path>
          <draw:path id="path6794-5-8" draw:style-name="style1" draw:layer="layout" svg:x="37.810cm" svg:y="0.640cm" svg:width="12.171cm" svg:height="12.428cm" svg:viewBox="0.0 0.0 12171.428 12428.571" svg:d="M 87793.362 7495.868 C 87793.359 7900.882 87754.457 8305.885 87677.396 8703.180 C 87600.335 9100.476 87485.118 9490.045 87333.937 9864.482 C 87182.756 10238.920 86995.617 10598.208 86776.082 10935.517 C 86556.546 11272.827 86304.625 11588.141 86025.112 11875.467 C 85745.599 12162.792 85438.508 12422.115 85109.685 12648.505 C 84780.862 12874.894 84430.324 13068.341 84064.741 13225.166 C 83699.158 13381.992 83318.549 13502.188 82930.156 13583.473 C 82541.764 13664.757 82145.606 13707.125 81749.217 13709.772 C 81352.828 13712.418 80956.228 13675.344 80566.954 13599.256 C 80177.680 13523.167 79795.751 13408.068 79428.422 13256.147 C 79061.094 13104.226 78708.382 12915.492 78376.983 12693.532 C 78045.584 12471.573 77735.514 12216.399 77452.653 11932.862 C 77169.793 11649.326 76914.156 11337.440 76690.590 11003.132 C 76467.024 10668.824 76275.539 10312.111 76119.765 9939.772 C 75963.990 9567.433 75843.933 9179.486 75761.868 8783.302 C 75679.803 8387.118 75635.735 7982.716 75630.497 7577.781 C 75625.259 7172.846 75658.853 6767.398 75730.643 6369.139 C 75802.432 5970.880 75912.413 5579.830 76058.504 5203.420 C 76204.594 4827.009 76386.786 4465.257 76601.627 4125.037 C 76816.469 3784.816 77063.950 3466.145 77339.378 3175.079 C 77614.806 2884.013 77918.169 2620.566 78243.711 2389.747 C 78569.254 2158.927 78916.961 1960.747 79280.233 1798.973 C 79643.504 1637.199 80022.322 1511.839 80409.493 1425.279 C 80796.663 1338.719 81192.166 1290.962 81588.485 1282.918 C 81984.804 1274.874 82381.919 1306.543 82772.279 1377.325 C 83162.639 1448.107 83546.224 1557.997 83915.735 1704.909 C 84285.246 1851.820 84640.666 2035.746 84975.230 2253.189 C 85309.793 2470.632 85623.484 2721.582 85910.331 3001.269 C 86197.178 3280.957 86457.167 3589.367 86685.350 3920.638 C 86913.533 4251.910 87109.899 4606.026 87270.712 4976.255 C 87431.524 5346.485 87556.777 5732.811 87644.086 6127.890 C 87731.396 6522.969 87780.759 6926.781 87791.238 7331.653 L 87793.362 7495.868 ">
            <!-- 34 nodes -->
          </draw:path>
          <draw:path id="path6794-5-3" draw:style-name="style1" draw:layer="layout" svg:x="33.059cm" svg:y="0.469cm" svg:width="12.171cm" svg:height="12.428cm" svg:viewBox="0.0 0.0 12171.428 12428.571" svg:d="M 78290.166 7153.011 C 78290.163 7558.024 78251.261 7963.027 78174.200 8360.323 C 78097.139 8757.619 77981.922 9147.187 77830.741 9521.625 C 77679.560 9896.062 77492.421 10255.350 77272.886 10592.660 C 77053.350 10929.969 76801.429 11245.284 76521.916 11532.609 C 76242.403 11819.935 75935.312 12079.257 75606.489 12305.647 C 75277.666 12532.037 74927.128 12725.483 74561.545 12882.309 C 74195.962 13039.134 73815.353 13159.331 73426.960 13240.615 C 73038.568 13321.900 72642.410 13364.267 72246.021 13366.914 C 71849.632 13369.561 71453.032 13332.487 71063.758 13256.398 C 70674.484 13180.310 70292.555 13065.210 69925.226 12913.290 C 69557.898 12761.369 69205.186 12572.634 68873.787 12350.675 C 68542.388 12128.715 68232.318 11873.542 67949.457 11590.005 C 67666.597 11306.468 67410.960 10994.582 67187.394 10660.275 C 66963.828 10325.967 66772.343 9969.254 66616.569 9596.915 C 66460.794 9224.576 66340.737 8836.628 66258.672 8440.444 C 66176.607 8044.260 66132.539 7639.859 66127.301 7234.924 C 66122.063 6829.989 66155.657 6424.540 66227.447 6026.281 C 66299.236 5628.022 66409.217 5236.972 66555.308 4860.562 C 66701.398 4484.152 66883.590 4122.400 67098.431 3782.179 C 67313.273 3441.959 67560.754 3123.288 67836.182 2832.221 C 68111.610 2541.155 68414.973 2277.709 68740.515 2046.889 C 69066.058 1816.070 69413.765 1617.889 69777.037 1456.115 C 70140.308 1294.341 70519.126 1168.982 70906.297 1082.422 C 71293.467 995.862 71688.970 948.105 72085.289 940.061 C 72481.608 932.017 72878.723 963.686 73269.083 1034.468 C 73659.443 1105.249 74043.028 1215.140 74412.539 1362.051 C 74782.050 1508.963 75137.470 1692.888 75472.034 1910.331 C 75806.597 2127.774 76120.288 2378.725 76407.135 2658.412 C 76693.982 2938.099 76953.971 3246.510 77182.154 3577.781 C 77410.337 3909.052 77606.703 4263.168 77767.516 4633.398 C 77928.328 5003.628 78053.581 5389.954 78140.890 5785.032 C 78228.200 6180.111 78277.563 6583.924 78288.042 6988.796 L 78290.166 7153.011 ">
            <!-- 34 nodes -->
          </draw:path>
          <draw:path id="path6794-5-36" draw:style-name="style1" draw:layer="layout" svg:x="28.307cm" svg:y="0.555cm" svg:width="12.171cm" svg:height="12.428cm" svg:viewBox="0.0 0.0 12171.428 12428.571" svg:d="M 68786.965 7324.439 C 68786.962 7729.453 68748.060 8134.456 68670.999 8531.751 C 68593.938 8929.047 68478.722 9318.616 68327.540 9693.053 C 68176.359 10067.491 67989.220 10426.779 67769.685 10764.088 C 67550.150 11101.398 67298.228 11416.712 67018.715 11704.038 C 66739.202 11991.363 66432.111 12250.686 66103.288 12477.076 C 65774.466 12703.465 65423.927 12896.912 65058.344 13053.737 C 64692.761 13210.563 64312.152 13330.759 63923.760 13412.044 C 63535.367 13493.328 63139.209 13535.696 62742.820 13538.343 C 62346.431 13540.989 61949.831 13503.915 61560.557 13427.827 C 61171.283 13351.738 60789.355 13236.639 60422.026 13084.718 C 60054.697 12932.797 59701.985 12744.063 59370.586 12522.103 C 59039.187 12300.144 58729.117 12044.970 58446.256 11761.433 C 58163.396 11477.897 57907.759 11166.011 57684.193 10831.703 C 57460.627 10497.395 57269.143 10140.682 57113.368 9768.343 C 56957.593 9396.004 56837.536 9008.057 56755.471 8611.873 C 56673.406 8215.689 56629.338 7811.287 56624.100 7406.352 C 56618.863 7001.417 56652.457 6595.969 56724.246 6197.710 C 56796.035 5799.451 56906.017 5408.401 57052.107 5031.991 C 57198.197 4655.580 57380.389 4293.828 57595.230 3953.608 C 57810.072 3613.387 58057.553 3294.716 58332.981 3003.650 C 58608.409 2712.584 58911.772 2449.137 59237.315 2218.318 C 59562.857 1987.498 59910.564 1789.318 60273.836 1627.544 C 60637.107 1465.770 61015.926 1340.410 61403.096 1253.850 C 61790.266 1167.290 62185.769 1119.533 62582.088 1111.489 C 62978.407 1103.445 63375.523 1135.114 63765.882 1205.896 C 64156.242 1276.678 64539.827 1386.568 64909.338 1533.480 C 65278.849 1680.391 65634.269 1864.317 65968.833 2081.760 C 66303.396 2299.203 66617.087 2550.153 66903.934 2829.840 C 67190.781 3109.528 67450.770 3417.938 67678.953 3749.209 C 67907.136 4080.481 68103.502 4434.597 68264.315 4804.826 C 68425.128 5175.056 68550.380 5561.382 68637.690 5956.461 C 68724.999 6351.540 68774.362 6755.352 68784.841 7160.224 L 68786.965 7324.439 ">
            <!-- 34 nodes -->
          </draw:path>
          <draw:path id="path6794-58" draw:style-name="style2" draw:layer="layout" svg:x="18.804cm" svg:y="0.640cm" svg:width="12.171cm" svg:height="12.428cm" svg:viewBox="0.0 0.0 12171.428 12428.571" svg:d="M 49780.578 7495.868 C 49780.575 7900.882 49741.673 8305.885 49664.612 8703.180 C 49587.551 9100.476 49472.335 9490.045 49321.154 9864.482 C 49169.972 10238.920 48982.834 10598.208 48763.298 10935.517 C 48543.763 11272.827 48291.841 11588.141 48012.328 11875.467 C 47732.815 12162.792 47425.725 12422.115 47096.902 12648.505 C 46768.079 12874.894 46417.540 13068.341 46051.957 13225.166 C 45686.375 13381.992 45305.766 13502.188 44917.373 13583.473 C 44528.980 13664.757 44132.822 13707.125 43736.434 13709.772 C 43340.045 13712.418 42943.444 13675.344 42554.170 13599.256 C 42164.897 13523.167 41782.968 13408.068 41415.639 13256.147 C 41048.310 13104.226 40695.599 12915.492 40364.200 12693.532 C 40032.801 12471.573 39722.730 12216.399 39439.870 11932.862 C 39157.009 11649.326 38901.373 11337.440 38677.807 11003.132 C 38454.241 10668.824 38262.756 10312.111 38106.981 9939.772 C 37951.207 9567.433 37831.150 9179.486 37749.085 8783.302 C 37667.020 8387.118 37622.951 7982.716 37617.714 7577.781 C 37612.476 7172.846 37646.070 6767.398 37717.859 6369.139 C 37789.649 5970.880 37899.630 5579.830 38045.720 5203.420 C 38191.810 4827.009 38374.002 4465.257 38588.844 4125.037 C 38803.685 3784.816 39051.166 3466.145 39326.594 3175.079 C 39602.023 2884.013 39905.385 2620.566 40230.928 2389.747 C 40556.471 2158.927 40904.178 1960.747 41267.449 1798.973 C 41630.721 1637.199 42009.539 1511.839 42396.709 1425.279 C 42783.879 1338.719 43179.383 1290.962 43575.702 1282.918 C 43972.020 1274.874 44369.136 1306.543 44759.496 1377.325 C 45149.855 1448.107 45533.440 1557.997 45902.952 1704.909 C 46272.463 1851.820 46627.883 2035.746 46962.446 2253.189 C 47297.010 2470.632 47610.700 2721.582 47897.547 3001.269 C 48184.394 3280.957 48444.383 3589.367 48672.566 3920.638 C 48900.749 4251.910 49097.115 4606.026 49257.928 4976.255 C 49418.741 5346.485 49543.993 5732.811 49631.303 6127.890 C 49718.613 6522.969 49767.976 6926.781 49778.454 7331.653 L 49780.578 7495.868 ">
            <!-- 34 nodes -->
          </draw:path>
          <draw:path id="path6794-0" draw:style-name="style2" draw:layer="layout" svg:x="14.052cm" svg:y="0.640cm" svg:width="12.171cm" svg:height="12.428cm" svg:viewBox="0.0 0.0 12171.428 12428.571" svg:d="M 40277.376 7495.868 C 40277.373 7900.882 40238.471 8305.885 40161.410 8703.180 C 40084.349 9100.476 39969.133 9490.045 39817.952 9864.482 C 39666.770 10238.920 39479.632 10598.208 39260.096 10935.517 C 39040.561 11272.827 38788.639 11588.141 38509.126 11875.467 C 38229.613 12162.792 37922.523 12422.115 37593.700 12648.505 C 37264.877 12874.894 36914.338 13068.341 36548.755 13225.166 C 36183.173 13381.992 35802.564 13502.188 35414.171 13583.473 C 35025.778 13664.757 34629.620 13707.125 34233.232 13709.772 C 33836.843 13712.418 33440.242 13675.344 33050.968 13599.256 C 32661.695 13523.167 32279.766 13408.068 31912.437 13256.147 C 31545.108 13104.226 31192.397 12915.492 30860.998 12693.532 C 30529.599 12471.573 30219.528 12216.399 29936.668 11932.862 C 29653.807 11649.326 29398.171 11337.440 29174.605 11003.132 C 28951.039 10668.824 28759.554 10312.111 28603.779 9939.772 C 28448.005 9567.433 28327.948 9179.486 28245.883 8783.302 C 28163.818 8387.118 28119.749 7982.716 28114.512 7577.781 C 28109.274 7172.846 28142.868 6767.398 28214.657 6369.139 C 28286.447 5970.880 28396.428 5579.830 28542.518 5203.420 C 28688.608 4827.009 28870.800 4465.257 29085.642 4125.037 C 29300.483 3784.816 29547.964 3466.145 29823.392 3175.079 C 30098.821 2884.013 30402.183 2620.566 30727.726 2389.747 C 31053.269 2158.927 31400.976 1960.747 31764.247 1798.973 C 32127.519 1637.199 32506.337 1511.839 32893.507 1425.279 C 33280.677 1338.719 33676.181 1290.962 34072.500 1282.918 C 34468.818 1274.874 34865.934 1306.543 35256.294 1377.325 C 35646.653 1448.107 36030.238 1557.997 36399.750 1704.909 C 36769.261 1851.820 37124.681 2035.746 37459.244 2253.189 C 37793.808 2470.632 38107.498 2721.582 38394.345 3001.269 C 38681.192 3280.957 38941.181 3589.367 39169.364 3920.638 C 39397.547 4251.910 39593.913 4606.026 39754.726 4976.255 C 39915.539 5346.485 40040.791 5732.811 40128.101 6127.890 C 40215.411 6522.969 40264.774 6926.781 40275.252 7331.653 L 40277.376 7495.868 ">
            <!-- 34 nodes -->
          </draw:path>
          <draw:path id="path6794-7" draw:style-name="style2" draw:layer="layout" svg:x="9.301cm" svg:y="0.640cm" svg:width="12.171cm" svg:height="12.428cm" svg:viewBox="0.0 0.0 12171.428 12428.571" svg:d="M 30774.182 7495.868 C 30774.179 7900.882 30735.277 8305.885 30658.216 8703.180 C 30581.155 9100.476 30465.939 9490.045 30314.757 9864.482 C 30163.576 10238.920 29976.437 10598.208 29756.902 10935.517 C 29537.367 11272.827 29285.445 11588.141 29005.932 11875.467 C 28726.419 12162.792 28419.328 12422.115 28090.505 12648.505 C 27761.683 12874.894 27411.144 13068.341 27045.561 13225.166 C 26679.978 13381.992 26299.370 13502.188 25910.977 13583.473 C 25522.584 13664.757 25126.426 13707.125 24730.037 13709.772 C 24333.648 13712.418 23937.048 13675.344 23547.774 13599.256 C 23158.500 13523.167 22776.572 13408.068 22409.243 13256.147 C 22041.914 13104.226 21689.202 12915.492 21357.803 12693.532 C 21026.404 12471.573 20716.334 12216.399 20433.473 11932.862 C 20150.613 11649.326 19894.977 11337.440 19671.410 11003.132 C 19447.844 10668.824 19256.360 10312.111 19100.585 9939.772 C 18944.810 9567.433 18824.753 9179.486 18742.688 8783.302 C 18660.623 8387.118 18616.555 7982.716 18611.317 7577.781 C 18606.080 7172.846 18639.674 6767.398 18711.463 6369.139 C 18783.252 5970.880 18893.234 5579.830 19039.324 5203.420 C 19185.414 4827.009 19367.606 4465.257 19582.447 4125.037 C 19797.289 3784.816 20044.770 3466.145 20320.198 3175.079 C 20595.626 2884.013 20898.989 2620.566 21224.532 2389.747 C 21550.074 2158.927 21897.781 1960.747 22261.053 1798.973 C 22624.324 1637.199 23003.143 1511.839 23390.313 1425.279 C 23777.483 1338.719 24172.986 1290.962 24569.305 1282.918 C 24965.624 1274.874 25362.740 1306.543 25753.099 1377.325 C 26143.459 1448.107 26527.044 1557.997 26896.555 1704.909 C 27266.067 1851.820 27621.486 2035.746 27956.050 2253.189 C 28290.613 2470.632 28604.304 2721.582 28891.151 3001.269 C 29177.998 3280.957 29437.987 3589.367 29666.170 3920.638 C 29894.353 4251.910 30090.719 4606.026 30251.532 4976.255 C 30412.345 5346.485 30537.597 5732.811 30624.907 6127.890 C 30712.216 6522.969 30761.579 6926.781 30772.058 7331.653 L 30774.182 7495.868 ">
            <!-- 34 nodes -->
          </draw:path>
          <draw:path id="path6794-55" draw:style-name="style2" draw:layer="layout" svg:x="4.549cm" svg:y="0.726cm" svg:width="12.171cm" svg:height="12.428cm" svg:viewBox="0.0 0.0 12171.428 12428.571" svg:d="M 21270.985 7667.297 C 21270.982 8072.310 21232.081 8477.313 21155.020 8874.609 C 21077.959 9271.904 20962.742 9661.473 20811.561 10035.911 C 20660.380 10410.348 20473.241 10769.636 20253.706 11106.946 C 20034.170 11444.255 19782.248 11759.570 19502.735 12046.895 C 19223.222 12334.221 18916.132 12593.543 18587.309 12819.933 C 18258.486 13046.323 17907.947 13239.769 17542.365 13396.595 C 17176.782 13553.420 16796.173 13673.617 16407.780 13754.901 C 16019.387 13836.185 15623.229 13878.553 15226.841 13881.200 C 14830.452 13883.847 14433.852 13846.773 14044.578 13770.684 C 13655.304 13694.595 13273.375 13579.496 12906.046 13427.575 C 12538.717 13275.655 12186.006 13086.920 11854.607 12864.961 C 11523.208 12643.001 11213.137 12387.828 10930.277 12104.291 C 10647.417 11820.754 10391.780 11508.868 10168.214 11174.560 C 9944.648 10840.253 9753.163 10483.540 9597.388 10111.201 C 9441.614 9738.862 9321.557 9350.914 9239.492 8954.730 C 9157.427 8558.546 9113.358 8154.145 9108.121 7749.210 C 9102.883 7344.275 9136.477 6938.826 9208.266 6540.567 C 9280.056 6142.308 9390.037 5751.258 9536.127 5374.848 C 9682.218 4998.438 9864.409 4636.685 10079.251 4296.465 C 10294.093 3956.245 10541.573 3637.573 10817.002 3346.507 C 11092.430 3055.441 11395.793 2791.994 11721.335 2561.175 C 12046.878 2330.356 12394.585 2132.175 12757.856 1970.401 C 13121.128 1808.627 13499.946 1683.268 13887.116 1596.708 C 14274.287 1510.148 14669.790 1462.391 15066.109 1454.347 C 15462.428 1446.303 15859.543 1477.972 16249.903 1548.753 C 16640.263 1619.535 17023.847 1729.426 17393.359 1876.337 C 17762.870 2023.249 18118.290 2207.174 18452.853 2424.617 C 18787.417 2642.060 19101.107 2893.010 19387.954 3172.698 C 19674.801 3452.385 19934.790 3760.795 20162.973 4092.067 C 20391.156 4423.338 20587.522 4777.454 20748.335 5147.684 C 20909.148 5517.914 21034.400 5904.239 21121.710 6299.318 C 21209.020 6694.397 21258.383 7098.210 21268.861 7503.082 L 21270.985 7667.297 ">
            <!-- 34 nodes -->
          </draw:path>
          <draw:path id="rect7223" draw:style-name="style3" draw:layer="layout" svg:x="10.380cm" svg:y="6.117cm" svg:width="48.171cm" svg:height="0.942cm" svg:viewBox="0.0 0.0 48171.430 942.857" svg:d="M 20760.001 12235.915 L 68931.432 12235.915 L 68931.432 13178.773 L 20760.001 13178.773 L 20760.001 12235.915 Z">
            <!-- 5 nodes -->
          </draw:path>
          <draw:path id="path6794" draw:style-name="style4" draw:layer="layout" svg:x="0.177cm" svg:y="0.650cm" svg:width="12.177cm" svg:height="12.434cm" svg:viewBox="0.0 0.0 12177.399 12434.541" svg:d="M 12528.442 7517.346 C 12528.439 7922.359 12489.538 8327.362 12412.477 8724.658 C 12335.416 9121.954 12220.199 9511.522 12069.018 9885.960 C 11917.837 10260.397 11730.698 10619.685 11511.163 10956.995 C 11291.627 11294.304 11039.706 11609.619 10760.193 11896.944 C 10480.679 12184.270 10173.589 12443.592 9844.766 12669.982 C 9515.943 12896.372 9165.404 13089.818 8799.822 13246.644 C 8434.239 13403.469 8053.630 13523.666 7665.237 13604.950 C 7276.844 13686.235 6880.687 13728.602 6484.298 13731.249 C 6087.909 13733.896 5691.309 13696.822 5302.035 13620.733 C 4912.761 13544.645 4530.832 13429.545 4163.503 13277.625 C 3796.174 13125.704 3443.463 12936.969 3112.064 12715.010 C 2780.665 12493.050 2470.594 12237.877 2187.734 11954.340 C 1904.874 11670.803 1649.237 11358.917 1425.671 11024.610 C 1202.105 10690.302 1010.620 10333.589 854.846 9961.250 C 699.071 9588.911 579.014 9200.963 496.949 8804.779 C 414.884 8408.595 370.815 8004.194 365.578 7599.259 C 360.340 7194.324 393.934 6788.875 465.724 6390.616 C 537.513 5992.357 647.494 5601.307 793.584 5224.897 C 939.675 4848.487 1121.867 4486.735 1336.708 4146.514 C 1551.550 3806.294 1799.030 3487.623 2074.459 3196.556 C 2349.887 2905.490 2653.250 2642.044 2978.792 2411.224 C 3304.335 2180.405 3652.042 1982.224 4015.313 1820.450 C 4378.585 1658.676 4757.403 1533.317 5144.573 1446.757 C 5531.744 1360.197 5927.247 1312.440 6323.566 1304.396 C 6719.885 1296.352 7117.000 1328.021 7507.360 1398.803 C 7897.720 1469.584 8281.304 1579.475 8650.816 1726.386 C 9020.327 1873.298 9375.747 2057.223 9710.310 2274.666 C 10044.874 2492.109 10358.565 2743.060 10645.411 3022.747 C 10932.258 3302.434 11192.247 3610.845 11420.430 3942.116 C 11648.613 4273.387 11844.979 4627.503 12005.792 4997.733 C 12166.605 5367.963 12291.857 5754.289 12379.167 6149.367 C 12466.477 6544.446 12515.840 6948.259 12526.318 7353.131 L 12528.442 7517.346 ">
            <!-- 34 nodes -->
          </draw:path>
          <draw:path id="path6794-5" draw:style-name="style5" draw:layer="layout" svg:x="23.553cm" svg:y="0.552cm" svg:width="12.177cm" svg:height="12.434cm" svg:viewBox="0.0 0.0 12177.408 12434.550" svg:d="M 59280.784 7321.418 C 59280.781 7726.432 59241.880 8131.435 59164.819 8528.730 C 59087.758 8926.026 58972.541 9315.595 58821.360 9690.032 C 58670.179 10064.470 58483.040 10423.758 58263.505 10761.067 C 58043.969 11098.377 57792.048 11413.691 57512.535 11701.017 C 57233.022 11988.342 56925.931 12247.665 56597.108 12474.055 C 56268.285 12700.445 55917.746 12893.891 55552.164 13050.716 C 55186.581 13207.542 54805.972 13327.739 54417.579 13409.023 C 54029.187 13490.307 53633.029 13532.675 53236.640 13535.322 C 52840.251 13537.968 52443.651 13500.894 52054.377 13424.806 C 51665.103 13348.717 51283.174 13233.618 50915.845 13081.697 C 50548.517 12929.776 50195.805 12741.042 49864.406 12519.082 C 49533.007 12297.123 49222.936 12041.949 48940.076 11758.413 C 48657.216 11474.876 48401.579 11162.990 48178.013 10828.682 C 47954.447 10494.374 47762.962 10137.662 47607.188 9765.322 C 47451.413 9392.983 47331.356 9005.036 47249.291 8608.852 C 47167.226 8212.668 47123.157 7808.266 47117.920 7403.331 C 47112.682 6998.397 47146.276 6592.948 47218.066 6194.689 C 47289.855 5796.430 47399.836 5405.380 47545.926 5028.970 C 47692.017 4652.559 47874.209 4290.807 48089.050 3950.587 C 48303.892 3610.367 48551.372 3291.695 48826.801 3000.629 C 49102.229 2709.563 49405.592 2446.116 49731.134 2215.297 C 50056.677 1984.477 50404.384 1786.297 50767.655 1624.523 C 51130.927 1462.749 51509.745 1337.390 51896.915 1250.829 C 52284.086 1164.269 52679.589 1116.512 53075.908 1108.468 C 53472.227 1100.424 53869.342 1132.093 54259.702 1202.875 C 54650.062 1273.657 55033.646 1383.547 55403.158 1530.459 C 55772.669 1677.370 56128.089 1861.296 56462.652 2078.739 C 56797.216 2296.182 57110.907 2547.132 57397.754 2826.819 C 57684.600 3106.507 57944.589 3414.917 58172.773 3746.188 C 58400.956 4077.460 58597.321 4431.576 58758.134 4801.806 C 58918.947 5172.035 59044.200 5558.361 59131.509 5953.440 C 59218.819 6348.519 59268.182 6752.331 59278.660 7157.203 L 59280.784 7321.418 ">
            <!-- 34 nodes -->
          </draw:path>
          <draw:path id="flowRoot6758" draw:style-name="style6" draw:layer="layout" svg:x="3.108cm" svg:y="2.241cm" svg:width="15.609cm" svg:height="8.724cm" svg:viewBox="0.0 0.0 15609.375 8724.609" svg:d="M 13436.588 13208.408 L 11930.729 13208.408 L 9012.760 9739.658 L 7377.995 9739.658 L 7377.995 13208.408 L 6217.838 13208.408 L 6217.838 4483.798 L 8661.198 4483.798 C 9188.537 4483.807 9627.990 4518.963 9979.557 4589.267 C 10331.114 4655.682 10647.520 4776.776 10928.776 4952.548 C 11245.176 5151.775 11491.270 5403.728 11667.057 5708.408 C 11846.738 6009.196 11936.582 6392.008 11936.588 6856.845 C 11936.582 7485.757 11778.379 8013.100 11461.979 8438.877 C 11145.567 8860.756 10710.020 9179.115 10155.338 9393.955 L 13436.588 13208.408 L 13436.588 13208.408 M 10723.698 6938.877 C 10723.692 6688.883 10678.770 6468.180 10588.932 6276.767 C 10502.989 6081.462 10358.458 5917.399 10155.338 5784.580 C 9987.365 5671.306 9788.146 5593.181 9557.682 5550.205 C 9327.209 5503.337 9055.725 5479.900 8743.229 5479.892 L 7377.995 5479.892 L 7377.995 8772.861 L 8549.870 8772.861 C 8917.053 8772.865 9237.366 8741.615 9510.807 8679.111 C 9784.240 8612.709 10016.662 8491.616 10208.073 8315.830 C 10383.849 8151.772 10512.755 7964.272 10594.792 7753.330 C 10680.723 7538.492 10723.692 7267.007 10723.698 6938.877 L 10723.698 6938.877 ">
            <!-- 29 nodes -->
          </draw:path>
          <draw:path id="flowRoot6758-7" draw:style-name="style6" draw:layer="layout" svg:x="33.802cm" svg:y="4.223cm" svg:width="31.366cm" svg:height="6.044cm" svg:viewBox="0.0 0.0 31366.699 6044.677" svg:d="M 71178.834 9657.719 L 71127.565 9657.719 C 70984.006 9623.544 70843.869 9599.618 70707.155 9585.942 C 70573.850 9568.857 70414.915 9560.312 70230.348 9560.307 C 69932.982 9560.312 69645.873 9626.962 69369.020 9760.258 C 69092.162 9890.146 68825.561 10059.335 68569.215 10267.827 L 68569.215 14333.500 L 67605.348 14333.500 L 67605.348 8606.694 L 68569.215 8606.694 L 68569.215 9452.641 C 68952.026 9145.029 69288.695 8927.988 69579.225 8801.518 C 69873.167 8671.641 70172.239 8606.700 70476.442 8606.694 C 70643.918 8606.700 70765.256 8611.827 70840.456 8622.075 C 70915.647 8628.916 71028.439 8644.297 71178.834 8668.217 L 71178.834 9657.719 L 71178.834 9657.719 M 76546.754 14333.500 L 75588.014 14333.500 L 75588.014 13723.393 C 75502.561 13781.499 75386.350 13863.530 75239.381 13969.487 C 75095.823 14072.026 74955.686 14154.057 74818.971 14215.581 C 74658.323 14294.194 74473.753 14359.135 74265.260 14410.405 C 74056.761 14465.092 73812.377 14492.436 73532.106 14492.436 C 73015.991 14492.436 72578.491 14321.538 72219.606 13979.741 C 71860.719 13637.945 71681.275 13202.154 71681.276 12672.368 C 71681.275 12238.288 71773.560 11887.946 71958.131 11621.342 C 72146.119 11351.326 72412.720 11139.412 72757.936 10985.600 C 73106.567 10831.795 73525.268 10727.547 74014.040 10672.856 C 74502.806 10618.172 75027.463 10577.157 75588.014 10549.809 L 75588.014 10401.127 C 75588.010 10182.382 75548.703 10001.229 75470.094 9857.670 C 75394.895 9714.120 75285.520 9601.327 75141.969 9519.291 C 75005.247 9440.683 74841.184 9387.705 74649.782 9360.356 C 74458.372 9333.017 74258.421 9319.345 74049.928 9319.340 C 73796.996 9319.345 73515.014 9353.525 73203.981 9421.879 C 72892.944 9486.826 72571.655 9582.529 72240.114 9708.989 L 72188.844 9708.989 L 72188.844 8729.741 C 72376.831 8678.477 72648.560 8622.080 73004.030 8560.551 C 73359.496 8499.034 73709.838 8468.272 74055.055 8468.266 C 74458.372 8468.272 74808.714 8502.452 75106.081 8570.805 C 75406.858 8635.752 75666.623 8748.545 75885.377 8909.184 C 76100.705 9066.416 76264.767 9269.785 76377.565 9519.291 C 76490.353 9768.808 76546.749 10078.134 76546.754 10447.270 L 76546.754 14333.500 L 76546.754 14333.500 M 75588.014 12923.588 L 75588.014 11329.106 C 75294.065 11346.199 74947.141 11371.834 74547.243 11406.010 C 74150.755 11440.193 73836.302 11489.753 73603.883 11554.692 C 73327.026 11633.308 73103.149 11756.355 72932.252 11923.833 C 72761.352 12087.897 72675.903 12315.192 72675.905 12605.717 C 72675.903 12933.844 72775.024 13181.646 72973.268 13349.125 C 73171.508 13513.189 73473.998 13595.220 73880.739 13595.219 C 74219.115 13595.220 74528.440 13530.279 74808.717 13400.395 C 75088.987 13267.095 75348.752 13108.160 75588.014 12923.588 L 75588.014 12923.588 M 86769.899 14333.500 L 85806.032 14333.500 L 85806.032 11072.758 C 85806.023 10826.668 85794.061 10589.119 85770.143 10360.112 C 85749.627 10131.112 85703.484 9948.251 85631.715 9811.528 C 85553.094 9664.560 85440.301 9553.476 85293.336 9478.276 C 85146.356 9403.085 84934.442 9365.488 84657.594 9365.483 C 84387.568 9365.488 84117.549 9433.847 83847.536 9570.561 C 83577.510 9703.866 83307.491 9874.765 83037.477 10083.256 C 83047.725 10161.874 83056.270 10254.159 83063.112 10360.112 C 83069.942 10462.655 83073.360 10565.194 83073.366 10667.729 L 83073.366 14333.500 L 82109.499 14333.500 L 82109.499 11072.758 C 82109.494 10819.832 82097.531 10580.575 82073.610 10354.985 C 82053.097 10125.985 82006.955 9943.124 81935.182 9806.401 C 81856.564 9659.433 81743.772 9550.058 81596.803 9478.276 C 81449.827 9403.085 81237.913 9365.488 80961.061 9365.483 C 80697.874 9365.488 80432.982 9430.429 80166.383 9560.307 C 79903.197 9690.195 79640.014 9855.966 79376.833 10057.622 L 79376.833 14333.500 L 78412.965 14333.500 L 78412.965 8606.694 L 79376.833 8606.694 L 79376.833 9242.436 C 79677.612 8992.930 79976.684 8798.106 80274.049 8657.963 C 80574.827 8517.832 80894.407 8447.764 81232.790 8447.758 C 81622.434 8447.764 81952.267 8529.795 82222.292 8693.852 C 82495.724 8857.920 82699.093 9085.215 82832.399 9375.737 C 83222.042 9047.617 83577.510 8811.777 83898.805 8668.217 C 84220.087 8521.250 84563.593 8447.764 84929.323 8447.758 C 85558.221 8447.764 86021.355 8639.170 86318.727 9021.977 C 86619.499 9401.377 86769.890 9932.870 86769.899 10616.459 L 86769.899 14333.500 L 86769.899 14333.500 M 93419.557 11570.073 L 89200.075 11570.073 C 89200.073 11922.126 89253.052 12229.743 89359.010 12492.924 C 89464.966 12752.692 89610.229 12966.314 89794.801 13133.793 C 89972.533 13297.857 90182.738 13420.904 90425.417 13502.934 C 90671.507 13584.966 90941.527 13625.982 91235.475 13625.981 C 91625.120 13625.982 92016.477 13549.077 92409.547 13395.268 C 92806.027 13238.043 93088.009 13084.234 93255.495 12933.842 L 93306.764 12933.842 L 93306.764 13984.868 C 92982.052 14121.587 92650.509 14236.088 92312.135 14328.374 C 91973.752 14420.659 91618.284 14466.801 91245.729 14466.801 C 90295.531 14466.801 89553.833 14210.454 89020.631 13697.758 C 88487.427 13181.646 88220.826 12450.202 88220.827 11503.422 C 88220.826 10566.903 88475.465 9823.495 88984.743 9273.198 C 89497.436 8722.910 90170.775 8447.764 91004.762 8447.758 C 91777.219 8447.764 92371.945 8673.350 92788.942 9124.516 C 93209.347 9575.693 93419.551 10216.561 93419.557 11047.124 L 93419.557 11570.073 L 93419.557 11570.073 M 92481.325 10831.791 C 92477.902 10325.936 92349.728 9934.579 92096.803 9657.719 C 91847.287 9380.869 91466.184 9242.441 90953.493 9242.436 C 90437.377 9242.441 90025.512 9394.541 89717.897 9698.735 C 89413.696 10002.938 89241.089 10380.624 89200.075 10831.791 L 92481.325 10831.791 L 92481.325 10831.791 M 98972.047 12682.622 C 98972.042 13205.572 98755.002 13634.527 98320.924 13969.487 C 97890.256 14304.448 97300.657 14471.928 96552.126 14471.928 C 96128.295 14471.928 95738.647 14422.368 95383.180 14323.247 C 95031.128 14220.708 94735.474 14109.624 94496.217 13989.995 L 94496.217 12908.208 L 94547.487 12908.208 C 94851.685 13137.213 95190.064 13320.074 95562.624 13456.791 C 95935.180 13590.093 96292.358 13656.743 96634.157 13656.743 C 97057.982 13656.743 97389.524 13588.384 97628.786 13451.665 C 97868.040 13314.947 97987.668 13099.615 97987.672 12805.668 C 97987.668 12580.084 97922.727 12409.186 97792.848 12292.973 C 97662.962 12176.764 97413.450 12077.643 97044.313 11995.610 C 96907.591 11964.851 96728.148 11928.962 96505.983 11887.944 C 96287.231 11846.931 96087.280 11802.497 95906.129 11754.643 C 95403.687 11621.345 95046.509 11426.521 94834.596 11170.170 C 94626.099 10910.408 94521.851 10592.537 94521.852 10216.557 C 94521.851 9980.722 94569.703 9758.554 94665.407 9550.053 C 94764.527 9341.562 94913.209 9155.283 95111.452 8991.215 C 95302.857 8830.576 95545.532 8704.112 95839.479 8611.821 C 96136.840 8516.123 96468.383 8468.272 96834.108 8468.266 C 97175.902 8468.272 97521.116 8510.997 97869.752 8596.440 C 98221.799 8678.477 98514.035 8779.307 98746.461 8898.930 L 98746.461 9929.448 L 98695.192 9929.448 C 98449.094 9748.300 98150.022 9596.201 97797.975 9473.149 C 97445.921 9346.689 97100.706 9283.457 96762.331 9283.452 C 96410.277 9283.457 96112.914 9351.816 95870.241 9488.530 C 95627.563 9621.835 95506.225 9821.786 95506.227 10088.383 C 95506.225 10324.227 95579.712 10501.961 95726.686 10621.586 C 95870.239 10741.219 96102.660 10838.631 96423.952 10913.823 C 96601.683 10954.842 96799.925 10995.857 97018.678 11036.870 C 97240.843 11077.888 97425.413 11115.486 97572.389 11149.663 C 98020.139 11252.205 98365.353 11428.230 98608.034 11677.739 C 98850.705 11930.671 98972.042 12265.631 98972.047 12682.622 L 98972.047 12682.622 ">
            <!-- 156 nodes -->
          </draw:path>
          <draw:path id="flowRoot6758-2" draw:style-name="style6" draw:layer="layout" svg:x="27.151cm" svg:y="2.241cm" svg:width="5.572cm" svg:height="8.724cm" svg:viewBox="0.0 0.0 5572.265 8724.609" svg:d="M 59875.817 5515.048 L 55463.708 5515.048 L 55463.708 7975.986 L 59254.723 7975.986 L 59254.723 9007.236 L 55463.708 9007.236 L 55463.708 13208.408 L 54303.552 13208.408 L 54303.552 4483.798 L 59875.817 4483.798 L 59875.817 5515.048 L 59875.817 5515.048 ">
            <!-- 12 nodes -->
          </draw:path>
          <draw:path id="flowRoot6758-5" draw:style-name="style6" draw:layer="layout" svg:x="10.254cm" svg:y="2.677cm" svg:width="15.109cm" svg:height="7.510cm" svg:viewBox="0.0 0.0 15109.130 7510.986" svg:d="M 25708.305 9963.256 L 21488.822 9963.256 C 21488.821 10315.310 21541.799 10622.926 21647.758 10886.108 C 21753.713 11145.875 21898.977 11359.498 22083.549 11526.977 C 22261.281 11691.041 22471.486 11814.087 22714.164 11896.118 C 22960.255 11978.150 23230.274 12019.165 23524.223 12019.165 C 23913.867 12019.165 24305.224 11942.261 24698.295 11788.452 C 25094.774 11631.226 25376.756 11477.418 25544.242 11327.026 L 25595.512 11327.026 L 25595.512 12378.051 C 25270.799 12514.770 24939.257 12629.272 24600.883 12721.557 C 24262.500 12813.842 23907.031 12859.985 23534.477 12859.985 C 22584.279 12859.985 21842.580 12603.637 21309.379 12090.942 C 20776.175 11574.830 20509.574 10843.385 20509.574 9896.606 C 20509.574 8960.086 20764.212 8216.679 21273.490 7666.381 C 21786.184 7116.094 22459.523 6840.948 23293.510 6840.942 C 24065.967 6840.948 24660.693 7066.533 25077.689 7517.700 C 25498.094 7968.876 25708.299 8609.745 25708.305 9440.307 L 25708.305 9963.256 L 25708.305 9963.256 M 24770.072 9224.975 C 24766.649 8719.120 24638.476 8327.763 24385.551 8050.903 C 24136.035 7774.052 23754.932 7635.625 23242.240 7635.620 C 22726.124 7635.625 22314.259 7787.724 22006.644 8091.918 C 21702.444 8396.122 21529.836 8773.807 21488.822 9224.975 L 24770.072 9224.975 L 24770.072 9224.975 M 31260.795 11075.805 C 31260.790 11598.756 31043.749 12027.710 30609.672 12362.670 C 30179.004 12697.631 29589.405 12865.112 28840.873 12865.112 C 28417.043 12865.112 28027.395 12815.551 27671.928 12716.430 C 27319.876 12613.891 27024.222 12502.807 26784.965 12383.178 L 26784.965 11301.391 L 26836.234 11301.391 C 27140.433 11530.396 27478.811 11713.257 27851.371 11849.975 C 28223.928 11983.277 28581.105 12049.927 28922.904 12049.926 C 29346.729 12049.927 29678.272 11981.568 29917.533 11844.848 C 30156.787 11708.130 30276.416 11492.799 30276.420 11198.852 C 30276.416 10973.268 30211.474 10802.370 30081.596 10686.157 C 29951.709 10569.948 29702.198 10470.827 29333.060 10388.793 C 29196.339 10358.034 29016.896 10322.145 28794.730 10281.127 C 28575.978 10240.114 28376.027 10195.681 28194.877 10147.827 C 27692.434 10014.529 27335.257 9819.705 27123.344 9563.354 C 26914.847 9303.592 26810.599 8985.721 26810.600 8609.741 C 26810.599 8373.905 26858.450 8151.737 26954.154 7943.237 C 27053.275 7734.746 27201.956 7548.467 27400.199 7384.399 C 27591.604 7223.760 27834.280 7097.295 28128.227 7005.004 C 28425.588 6909.307 28757.130 6861.456 29122.855 6861.450 C 29464.649 6861.456 29809.864 6904.180 30158.500 6989.624 C 30510.546 7071.660 30802.782 7172.490 31035.209 7292.114 L 31035.209 8322.631 L 30983.939 8322.631 C 30737.841 8141.484 30438.769 7989.384 30086.723 7866.333 C 29734.668 7739.873 29389.454 7676.640 29051.078 7676.635 C 28699.025 7676.640 28401.662 7745.000 28158.988 7881.713 C 27916.311 8015.019 27794.973 8214.970 27794.975 8481.567 C 27794.973 8717.411 27868.459 8895.145 28015.434 9014.770 C 28158.986 9134.403 28391.408 9231.815 28712.699 9307.006 C 28890.431 9348.025 29088.673 9389.041 29307.426 9430.053 C 29529.590 9471.072 29714.161 9508.670 29861.137 9542.846 C 30308.886 9645.388 30654.101 9821.414 30896.781 10070.922 C 31139.452 10323.854 31260.790 10658.815 31260.795 11075.805 L 31260.795 11075.805 M 35618.705 12675.415 C 35437.549 12723.266 35239.307 12762.573 35023.978 12793.334 C 34812.061 12824.096 34622.364 12839.477 34454.887 12839.477 C 33870.412 12839.477 33426.076 12682.251 33121.879 12367.797 C 32817.679 12053.345 32665.579 11549.195 32665.580 10855.346 L 32665.580 7809.936 L 32014.457 7809.936 L 32014.457 6999.877 L 32665.580 6999.877 L 32665.580 5354.125 L 33629.447 5354.125 L 33629.447 6999.877 L 35618.705 6999.877 L 35618.705 7809.936 L 33629.447 7809.936 L 33629.447 10419.555 C 33629.445 10720.338 33636.281 10956.178 33649.955 11127.075 C 33663.625 11294.557 33711.476 11451.783 33793.510 11598.754 C 33868.703 11735.474 33971.242 11836.304 34101.127 11901.245 C 34234.425 11962.769 34436.085 11993.531 34706.107 11993.530 C 34863.331 11993.531 35027.393 11971.314 35198.295 11926.879 C 35369.190 11879.029 35492.236 11839.722 35567.435 11808.959 L 35618.705 11808.959 L 35618.705 12675.415 L 35618.705 12675.415 ">
            <!-- 88 nodes -->
          </draw:path>
        </draw:g>
        <!-- id="layer1" -->
      </draw:page>
    </office:drawing>
    <!-- ######### CONVERSION FROM SVG ENDS ######## -->
  </office:body>
</office:document-content>
<!--
*************************************************************************
  E N D    O F    F I L E
  Have a nice day  - ishmal
*************************************************************************
-->
</file>

<file path=styles.xml><?xml version="1.0" encoding="utf-8"?>
<!--
*************************************************************************
  file:  styles.xml
  Generated by Inkscape: Sun Feb 22 20:38:25 2015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none" draw:stroke="none"/>
    </style:style>
    <svg:linearGradient id="gradient0_g" draw:name="gradient0_g" draw:display-name="imported linear 1" svg:gradientUnits="objectBoundingBox" svg:x1="6.327cm" svg:y1="15.855cm" svg:x2="18.529cm" svg:y2="15.855cm">
      <svg:stop svg:stop-color="#aa0000" svg:stop-opacity="99.60937%" svg:offset="0"/>
      <svg:stop svg:stop-color="#aa0000" svg:stop-opacity="0.00000%" svg:offset="1"/>
    </svg:linearGradient>
    <style:style style:name="gradient0" style:family="graphic" style:parent-style-name="standard">
      <style:graphic-properties draw:fill="gradient" draw:fill-gradient-name="gradient0_g" draw:textarea-horizontal-align="center" draw:textarea-vertical-align="middle"/>
    </style:style>
    <style:style style:name="style1" style:family="graphic" style:parent-style-name="standard">
      <style:graphic-properties draw:fill="solid" draw:fill-color="#217821" draw:fill-opacity="100.000%" draw:stroke="none"/>
    </style:style>
    <style:style style:name="style2" style:family="graphic" style:parent-style-name="standard">
      <style:graphic-properties draw:fill="solid" draw:fill-color="#0044aa" draw:fill-opacity="100.000%" draw:stroke="none"/>
    </style:style>
    <style:style style:name="style3" style:family="graphic" style:parent-style-name="standard">
      <style:graphic-properties draw:fill="solid" draw:fill-color="#333333" draw:fill-opacity="100.000%" draw:stroke="none"/>
    </style:style>
    <style:style style:name="style4" style:family="graphic" style:parent-style-name="standard">
      <style:graphic-properties draw:fill="solid" draw:fill-color="#003380" draw:fill-opacity="100.000%" draw:stroke="none"/>
    </style:style>
    <style:style style:name="style5" style:family="graphic" style:parent-style-name="standard">
      <style:graphic-properties draw:fill="solid" draw:fill-color="#165016" draw:fill-opacity="100.000%" draw:stroke="none"/>
    </style:style>
    <style:style style:name="style6" style:family="graphic" style:parent-style-name="standard">
      <style:graphic-properties draw:fill="solid" draw:fill-color="#ffffff" draw:fill-opacity="100.000%" draw:stroke="none"/>
    </style:style>
  </office:styles>
  <office:automatic-styles>
    <!-- ####### 'Standard' styles ####### --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!--
*************************************************************************
  E N D    O F    F I L E
  Have a nice day  - ishmal
*************************************************************************
-->
</file>

<file path=meta.xml><?xml version="1.0" encoding="utf-8"?>
<!--
*************************************************************************
  file:  meta.xml
  Generated by Inkscape: Sun Feb 22 20:38:26 2015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45</meta:generator>
    <meta:initial-creator>unknown</meta:initial-creator>
    <meta:creation-date/>
    <dc:format>image/svg+xml</dc:format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